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L:M = 5:5</text:p>
          </table:table-cell>
          <table:table-cell table:style-name="ce1" office:value-type="string" calcext:value-type="string">
            <text:p>OPTICS: AO</text:p>
          </table:table-cell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6"/>
        </table:table-row>
        <table:table-row table:style-name="ro1">
          <table:table-cell table:style-name="Default"/>
          <table:table-cell table:style-name="ce1" office:value-type="string" calcext:value-type="string">
            <text:p>ISOCHROMATIC HOR vs. V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trast\SF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2.5" calcext:value-type="float">
            <text:p>12.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7.5" calcext:value-type="float">
            <text:p>27.5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2.5" calcext:value-type="float">
            <text:p>42.5</text:p>
          </table:table-cell>
          <table:table-cell table:style-name="ce1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60" calcext:value-type="float">
            <text:p>60</text:p>
          </table:table-cell>
          <table:table-cell office:value-type="float" office:value="60.833333" calcext:value-type="float">
            <text:p>60.833333</text:p>
          </table:table-cell>
          <table:table-cell office:value-type="float" office:value="43.333333" calcext:value-type="float">
            <text:p>43.333333</text:p>
          </table:table-cell>
          <table:table-cell office:value-type="float" office:value="56.666667" calcext:value-type="float">
            <text:p>56.666667</text:p>
          </table:table-cell>
          <table:table-cell office:value-type="float" office:value="36.666667" calcext:value-type="float">
            <text:p>36.666667</text:p>
          </table:table-cell>
          <table:table-cell office:value-type="float" office:value="60" calcext:value-type="float">
            <text:p>60</text:p>
          </table:table-cell>
          <table:table-cell office:value-type="float" office:value="61.666667" calcext:value-type="float">
            <text:p>61.666667</text:p>
          </table:table-cell>
        </table:table-row>
        <table:table-row table:style-name="ro1">
          <table:table-cell office:value-type="float" office:value="0.015143" calcext:value-type="float">
            <text:p>0.015143</text:p>
          </table:table-cell>
          <table:table-cell office:value-type="float" office:value="86.666667" calcext:value-type="float">
            <text:p>86.666667</text:p>
          </table:table-cell>
          <table:table-cell office:value-type="float" office:value="93.333333" calcext:value-type="float">
            <text:p>93.333333</text:p>
          </table:table-cell>
          <table:table-cell office:value-type="float" office:value="79.166667" calcext:value-type="float">
            <text:p>79.166667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67.5" calcext:value-type="float">
            <text:p>67.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0.029286" calcext:value-type="float">
            <text:p>0.02928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6.666667" calcext:value-type="float">
            <text:p>96.666667</text:p>
          </table:table-cell>
          <table:table-cell office:value-type="float" office:value="100" calcext:value-type="float">
            <text:p>100</text:p>
          </table:table-cell>
          <table:table-cell office:value-type="float" office:value="96.666667" calcext:value-type="float">
            <text:p>96.66666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0.043429" calcext:value-type="float">
            <text:p>0.043429</text:p>
          </table:table-cell>
          <table:table-cell table:number-columns-repeated="7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057571" calcext:value-type="float">
            <text:p>0.057571</text:p>
          </table:table-cell>
          <table:table-cell table:number-columns-repeated="7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071714" calcext:value-type="float">
            <text:p>0.071714</text:p>
          </table:table-cell>
          <table:table-cell table:number-columns-repeated="7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085857" calcext:value-type="float">
            <text:p>0.085857</text:p>
          </table:table-cell>
          <table:table-cell table:number-columns-repeated="7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7" office:value-type="float" office:value="100" calcext:value-type="float">
            <text:p>100</text:p>
          </table:table-cell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table:style-name="ce1" office:value-type="string" calcext:value-type="string">
            <text:p>ISOLUM HOR vs. VER</text:p>
          </table:table-cell>
          <table:table-cell table:number-columns-repeated="6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62.5" calcext:value-type="float">
            <text:p>62.5</text:p>
          </table:table-cell>
          <table:table-cell office:value-type="float" office:value="36.666667" calcext:value-type="float">
            <text:p>36.666667</text:p>
          </table:table-cell>
          <table:table-cell office:value-type="float" office:value="56.666667" calcext:value-type="float">
            <text:p>56.666667</text:p>
          </table:table-cell>
          <table:table-cell office:value-type="float" office:value="28.333333" calcext:value-type="float">
            <text:p>28.333333</text:p>
          </table:table-cell>
          <table:table-cell office:value-type="float" office:value="51.666667" calcext:value-type="float">
            <text:p>51.666667</text:p>
          </table:table-cell>
          <table:table-cell office:value-type="float" office:value="35" calcext:value-type="float">
            <text:p>35</text:p>
          </table:table-cell>
          <table:table-cell office:value-type="float" office:value="63.333333" calcext:value-type="float">
            <text:p>63.333333</text:p>
          </table:table-cell>
        </table:table-row>
        <table:table-row table:style-name="ro1">
          <table:table-cell office:value-type="float" office:value="0.015143" calcext:value-type="float">
            <text:p>0.015143</text:p>
          </table:table-cell>
          <table:table-cell office:value-type="float" office:value="90.833333" calcext:value-type="float">
            <text:p>90.833333</text:p>
          </table:table-cell>
          <table:table-cell office:value-type="float" office:value="79.166667" calcext:value-type="float">
            <text:p>79.166667</text:p>
          </table:table-cell>
          <table:table-cell office:value-type="float" office:value="81.666667" calcext:value-type="float">
            <text:p>81.666667</text:p>
          </table:table-cell>
          <table:table-cell office:value-type="float" office:value="32.5" calcext:value-type="float">
            <text:p>32.5</text:p>
          </table:table-cell>
          <table:table-cell office:value-type="float" office:value="61.666667" calcext:value-type="float">
            <text:p>61.666667</text:p>
          </table:table-cell>
          <table:table-cell office:value-type="float" office:value="56.666667" calcext:value-type="float">
            <text:p>56.666667</text:p>
          </table:table-cell>
          <table:table-cell office:value-type="float" office:value="71.666667" calcext:value-type="float">
            <text:p>71.666667</text:p>
          </table:table-cell>
        </table:table-row>
        <table:table-row table:style-name="ro1">
          <table:table-cell office:value-type="float" office:value="0.029286" calcext:value-type="float">
            <text:p>0.029286</text:p>
          </table:table-cell>
          <table:table-cell office:value-type="float" office:value="100" calcext:value-type="float">
            <text:p>100</text:p>
          </table:table-cell>
          <table:table-cell office:value-type="float" office:value="97.5" calcext:value-type="float">
            <text:p>97.5</text:p>
          </table:table-cell>
          <table:table-cell office:value-type="float" office:value="100" calcext:value-type="float">
            <text:p>100</text:p>
          </table:table-cell>
          <table:table-cell office:value-type="float" office:value="96.666667" calcext:value-type="float">
            <text:p>96.666667</text:p>
          </table:table-cell>
          <table:table-cell office:value-type="float" office:value="95" calcext:value-type="float">
            <text:p>95</text:p>
          </table:table-cell>
          <table:table-cell office:value-type="float" office:value="90.833333" calcext:value-type="float">
            <text:p>90.833333</text:p>
          </table:table-cell>
          <table:table-cell office:value-type="float" office:value="93.333333" calcext:value-type="float">
            <text:p>93.333333</text:p>
          </table:table-cell>
        </table:table-row>
        <table:table-row table:style-name="ro1">
          <table:table-cell office:value-type="float" office:value="0.043429" calcext:value-type="float">
            <text:p>0.043429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96.666667" calcext:value-type="float">
            <text:p>96.666667</text:p>
          </table:table-cell>
        </table:table-row>
        <table:table-row table:style-name="ro1">
          <table:table-cell office:value-type="float" office:value="0.057571" calcext:value-type="float">
            <text:p>0.057571</text:p>
          </table:table-cell>
          <table:table-cell table:number-columns-repeated="7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071714" calcext:value-type="float">
            <text:p>0.071714</text:p>
          </table:table-cell>
          <table:table-cell table:number-columns-repeated="7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085857" calcext:value-type="float">
            <text:p>0.085857</text:p>
          </table:table-cell>
          <table:table-cell table:number-columns-repeated="7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7" office:value-type="float" office:value="100" calcext:value-type="float">
            <text:p>100</text:p>
          </table:table-cell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table:style-name="ce1" office:value-type="string" calcext:value-type="string">
            <text:p>ISOCHROM vs. ISOLUM (Vertical)</text:p>
          </table:table-cell>
          <table:table-cell table:number-columns-repeated="6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47.5" calcext:value-type="float">
            <text:p>47.5</text:p>
          </table:table-cell>
          <table:table-cell office:value-type="float" office:value="52.5" calcext:value-type="float">
            <text:p>52.5</text:p>
          </table:table-cell>
          <table:table-cell office:value-type="float" office:value="45" calcext:value-type="float">
            <text:p>45</text:p>
          </table:table-cell>
          <table:table-cell office:value-type="float" office:value="36.666667" calcext:value-type="float">
            <text:p>36.666667</text:p>
          </table:table-cell>
          <table:table-cell office:value-type="float" office:value="71.666667" calcext:value-type="float">
            <text:p>71.666667</text:p>
          </table:table-cell>
          <table:table-cell office:value-type="float" office:value="38.333333" calcext:value-type="float">
            <text:p>38.333333</text:p>
          </table:table-cell>
          <table:table-cell office:value-type="float" office:value="48.333333" calcext:value-type="float">
            <text:p>48.333333</text:p>
          </table:table-cell>
        </table:table-row>
        <table:table-row table:style-name="ro1">
          <table:table-cell office:value-type="float" office:value="0.015143" calcext:value-type="float">
            <text:p>0.015143</text:p>
          </table:table-cell>
          <table:table-cell office:value-type="float" office:value="37.5" calcext:value-type="float">
            <text:p>37.5</text:p>
          </table:table-cell>
          <table:table-cell office:value-type="float" office:value="45.833333" calcext:value-type="float">
            <text:p>45.833333</text:p>
          </table:table-cell>
          <table:table-cell office:value-type="float" office:value="53.333333" calcext:value-type="float">
            <text:p>53.333333</text:p>
          </table:table-cell>
          <table:table-cell office:value-type="float" office:value="40.833333" calcext:value-type="float">
            <text:p>40.833333</text:p>
          </table:table-cell>
          <table:table-cell office:value-type="float" office:value="38.333333" calcext:value-type="float">
            <text:p>38.333333</text:p>
          </table:table-cell>
          <table:table-cell office:value-type="float" office:value="49.166667" calcext:value-type="float">
            <text:p>49.16666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.029286" calcext:value-type="float">
            <text:p>0.029286</text:p>
          </table:table-cell>
          <table:table-cell office:value-type="float" office:value="50.833333" calcext:value-type="float">
            <text:p>50.833333</text:p>
          </table:table-cell>
          <table:table-cell table:number-columns-repeated="6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043429" calcext:value-type="float">
            <text:p>0.04342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0.833333" calcext:value-type="float">
            <text:p>70.833333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057571" calcext:value-type="float">
            <text:p>0.057571</text:p>
          </table:table-cell>
          <table:table-cell office:value-type="float" office:value="100" calcext:value-type="float">
            <text:p>100</text:p>
          </table:table-cell>
          <table:table-cell office:value-type="float" office:value="94.166667" calcext:value-type="float">
            <text:p>94.166667</text:p>
          </table:table-cell>
          <table:table-cell office:value-type="float" office:value="75.833333" calcext:value-type="float">
            <text:p>75.833333</text:p>
          </table:table-cell>
          <table:table-cell office:value-type="float" office:value="51.666667" calcext:value-type="float">
            <text:p>51.666667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071714" calcext:value-type="float">
            <text:p>0.07171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70.833333" calcext:value-type="float">
            <text:p>70.833333</text:p>
          </table:table-cell>
          <table:table-cell office:value-type="float" office:value="80" calcext:value-type="float">
            <text:p>80</text:p>
          </table:table-cell>
          <table:table-cell office:value-type="float" office:value="80.833333" calcext:value-type="float">
            <text:p>80.833333</text:p>
          </table:table-cell>
        </table:table-row>
        <table:table-row table:style-name="ro1">
          <table:table-cell office:value-type="float" office:value="0.085857" calcext:value-type="float">
            <text:p>0.085857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90.833333" calcext:value-type="float">
            <text:p>90.833333</text:p>
          </table:table-cell>
          <table:table-cell office:value-type="float" office:value="60.833333" calcext:value-type="float">
            <text:p>60.83333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5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4T15:45:13.911251324</meta:creation-date>
    <dc:date>2019-10-24T16:06:54.933421336</dc:date>
    <meta:editing-duration>PT9S</meta:editing-duration>
    <meta:editing-cycles>1</meta:editing-cycles>
    <meta:generator>LibreOffice/6.2.7.1$Linux_X86_64 LibreOffice_project/20$Build-1</meta:generator>
    <meta:document-statistic meta:table-count="1" meta:cell-count="205" meta:object-count="0"/>
  </office:meta>
</office:document-meta>
</file>